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457cm" draw:textarea-horizontal-align="center" draw:textarea-vertical-align="middle"/>
    </style:style>
    <style:style style:name="gr5" style:family="graphic" style:parent-style-name="standard">
      <style:graphic-properties svg:stroke-width="0cm" draw:marker-start-width="0.152cm" draw:marker-end-width="0.305cm" draw:fill="none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6" style:family="graphic" style:parent-style-name="standard">
      <style:graphic-properties svg:stroke-width="0cm" draw:marker-start-width="0.152cm" draw:marker-end-width="0.305cm" draw:textarea-horizontal-align="center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draw:shadow-offset-x="0.305cm" draw:shadow-offset-y="0.305cm"/>
    </style:style>
    <style:style style:name="gr9" style:family="graphic" style:parent-style-name="standard">
      <style:graphic-properties draw:marker-end="Arrow" draw:marker-end-width="0.508cm" draw:textarea-horizontal-align="center" draw:textarea-vertical-align="middle"/>
    </style:style>
    <style:style style:name="gr10" style:family="graphic" style:parent-style-name="standard">
      <style:graphic-properties draw:marker-end="Arrow" draw:marker-end-width="0.406cm" draw:textarea-horizontal-align="center" draw:textarea-vertical-align="middle"/>
    </style:style>
    <style:style style:name="gr11" style:family="graphic" style:parent-style-name="standard">
      <style:graphic-properties draw:stroke="dash" draw:stroke-dash="Ultrafine_20_Dashed" draw:fill-color="#ffff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marker-start-width="0.508cm" draw:marker-end="Arrow" draw:marker-end-width="0.508cm" draw:textarea-horizontal-align="center" draw:textarea-vertical-align="middl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outline1" style:list-style-name="L2">
      <style:graphic-properties draw:fill-color="#ffffff" draw:auto-grow-height="true" fo:min-height="13.86cm"/>
    </style:style>
    <style:style style:name="pr5" style:family="presentation" style:parent-style-name="Default-title">
      <style:graphic-properties draw:fill-color="#ffffff" draw:auto-grow-height="true" fo:min-height="3.60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text:enable-numbering="true" fo:text-indent="-0.9cm"/>
    </style:style>
    <style:style style:name="P4" style:family="paragraph">
      <style:paragraph-properties fo:text-align="center"/>
    </style:style>
    <style:style style:name="P5" style:family="paragraph">
      <style:text-properties fo:font-family="Arial" style:font-family-generic="swiss" style:font-pitch="variable" fo:font-size="22pt" fo:font-weight="bold"/>
    </style:style>
    <style:style style:name="P6" style:family="paragraph">
      <style:text-properties fo:font-size="22pt" fo:font-weight="bold"/>
    </style:style>
    <style:style style:name="T1" style:family="text">
      <style:text-properties style:text-underline-style="solid" style:text-underline-width="auto" style:text-underline-color="font-color" fo:font-weight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family="Arial" style:font-family-generic="swiss" style:font-pitch="variable" fo:font-size="22pt" fo:font-weight="bold"/>
    </style:style>
    <style:style style:name="T4" style:family="text">
      <style:text-properties fo:font-size="2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0000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Course Outline Markup Language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Peter C. Chapin</text:p>
            <text:p text:style-name="P1">Vermont Technical College</text:p>
            <text:p text:style-name="P1">2006-03-15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Advantages of an XML Format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<text:s/>XML allows <text:span text:style-name="T1">input validation</text:span> (required fields, sanity checking).</text:p>
              </text:list-item>
            </text:list>
            <text:list text:style-name="L3">
              <text:list-item>
                <text:p text:style-name="P3"><text:s/>XML allows <text:span text:style-name="T1">post processing</text:span> (consistency checking, indexing, searching).</text:p>
              </text:list-item>
            </text:list>
            <text:list text:style-name="L2" text:continue-numbering="true">
              <text:list-item>
                <text:p text:style-name="P3"><text:s/>XML allows <text:span text:style-name="T1">styling</text:span> (provides multiple presentation forms).</text:p>
              </text:list-item>
            </text:list>
            <text:list text:style-name="L2" text:continue-numbering="true">
              <text:list-item>
                <text:p text:style-name="P3"><text:s/>XML allows <text:span text:style-name="T2">version control</text:span> (to access old versions of documents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329cm" svg:height="3.608cm" svg:x="1.27cm" svg:y="0.837cm" presentation:class="title" presentation:user-transformed="true">
          <draw:text-box>
            <text:p text:style-name="P1">Input Validation</text:p>
          </draw:text-box>
        </draw:frame>
        <draw:custom-shape draw:style-name="gr2" draw:text-style-name="P4" draw:layer="layout" svg:width="5.08cm" svg:height="8.255cm" svg:x="10.16cm" svg:y="5.715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81cm" svg:height="0.635cm" svg:x="10.795cm" svg:y="6.985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905cm" svg:height="2.54cm" svg:x="10.795cm" svg:y="8.255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cm" svg:height="0.635cm" svg:x="10.795cm" svg:y="11.43cm"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4.553cm" svg:height="1.136cm" svg:x="10.16cm" svg:y="14.605cm">
          <draw:text-box>
            <text:p text:style-name="P1"><text:span text:style-name="T3">Input Form</text:span></text:p>
          </draw:text-box>
        </draw:frame>
        <draw:line draw:style-name="gr4" draw:text-style-name="P4" draw:layer="layout" svg:x1="6.985cm" svg:y1="10.16cm" svg:x2="10.16cm" svg:y2="10.16cm">
          <text:p text:style-name="P1"/>
        </draw:line>
        <draw:custom-shape draw:style-name="gr2" draw:text-style-name="P4" draw:layer="layout" svg:width="8.89cm" svg:height="4.445cm" svg:x="17.78cm" svg:y="6.35cm">
          <text:p text:style-name="P1"/>
          <draw:enhanced-geometry svg:viewBox="0 0 21600 21600" draw:glue-points="10800 0 3160 3160 0 10800 3160 18440 10800 21600 18440 18440 21600 10800 18440 3160 ?f14 ?f15" draw:text-areas="3200 3200 18400 18400" draw:type="round-callout" draw:modifiers="-3694.18604651163 16285.02024291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" draw:text-style-name="P6" draw:layer="layout" svg:width="7.402cm" svg:height="2.021cm" svg:x="18.633cm" svg:y="7.62cm">
          <draw:text-box>
            <text:p text:style-name="P1"><text:span text:style-name="T4">“</text:span><text:span text:style-name="T4">Required element</text:span></text:p>
            <text:p text:style-name="P1"><text:span text:style-name="T4">missing!”</text:span></text:p>
          </draw:text-box>
        </draw:frame>
        <draw:custom-shape draw:style-name="gr5" draw:text-style-name="P4" draw:layer="layout" svg:width="2.117cm" svg:height="1.996cm" svg:x="3.704cm" svg:y="6.985cm">
          <text:p text:style-name="P1"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6" draw:text-style-name="P4" draw:layer="layout" svg:x1="4.762cm" svg:y1="8.981cm" svg:x2="4.762cm" svg:y2="11.974cm">
          <text:p text:style-name="P1"/>
        </draw:line>
        <draw:line draw:style-name="gr6" draw:text-style-name="P4" draw:layer="layout" svg:x1="4.762cm" svg:y1="11.974cm" svg:x2="3.704cm" svg:y2="13.97cm">
          <text:p text:style-name="P1"/>
        </draw:line>
        <draw:line draw:style-name="gr6" draw:text-style-name="P4" draw:layer="layout" svg:x1="4.762cm" svg:y1="11.974cm" svg:x2="5.821cm" svg:y2="13.97cm">
          <text:p text:style-name="P1"/>
        </draw:line>
        <draw:line draw:style-name="gr6" draw:text-style-name="P4" draw:layer="layout" svg:x1="4.762cm" svg:y1="8.981cm" svg:x2="3.175cm" svg:y2="9.979cm">
          <text:p text:style-name="P1"/>
        </draw:line>
        <draw:line draw:style-name="gr6" draw:text-style-name="P4" draw:layer="layout" svg:x1="4.762cm" svg:y1="8.981cm" svg:x2="6.35cm" svg:y2="9.979cm">
          <text:p text:style-name="P1"/>
        </draw:lin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Post Processing</text:p>
          </draw:text-box>
        </draw:frame>
        <draw:custom-shape draw:style-name="gr7" draw:text-style-name="P4" draw:layer="layout" svg:width="5.08cm" svg:height="8.255cm" svg:x="5.08cm" svg:y="6.3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08cm" svg:height="8.255cm" svg:x="5.715cm" svg:y="6.985cm">
          <text:p text:style-name="P1"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.08cm" svg:height="8.255cm" svg:x="6.35cm" svg:y="7.62cm"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2.746cm" svg:height="1.136cm" svg:x="7.62cm" svg:y="8.389cm">
          <draw:text-box>
            <text:p text:style-name="P1"><text:span text:style-name="T4">&lt;xml&gt;</text:span></text:p>
          </draw:text-box>
        </draw:frame>
        <draw:custom-shape draw:style-name="gr2" draw:text-style-name="P4" draw:layer="layout" svg:width="6.985cm" svg:height="5.08cm" svg:x="12.7cm" svg:y="3.81cm">
          <text:p text:style-name="P1"/>
          <draw:enhanced-geometry svg:viewBox="0 0 21600 21600" draw:glue-points="10800 0 3160 3160 0 10800 3160 18440 10800 21600 18440 18440 21600 10800 18440 3160 ?f14 ?f15" draw:text-areas="3200 3200 18400 18400" draw:type="round-callout" draw:modifiers="-3693.52857817667 17786.734894705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" draw:text-style-name="P6" draw:layer="layout" svg:width="5.375cm" svg:height="2.906cm" svg:x="13.97cm" svg:y="4.714cm">
          <draw:text-box>
            <text:p text:style-name="P1"><text:span text:style-name="T4">“</text:span><text:span text:style-name="T4">Cyclic</text:span></text:p>
            <text:p text:style-name="P1"><text:span text:style-name="T4">prerequisites</text:span></text:p>
            <text:p text:style-name="P1"><text:span text:style-name="T4">detected!”</text:span></text:p>
          </draw:text-box>
        </draw:frame>
        <draw:custom-shape draw:style-name="gr2" draw:text-style-name="P4" draw:layer="layout" svg:width="6.985cm" svg:height="3.175cm" svg:x="16.51cm" svg:y="15.24cm"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.769cm" svg:height="2.021cm" svg:x="17.145cm" svg:y="15.759cm">
          <draw:text-box>
            <text:p text:style-name="P1"><text:span text:style-name="T4">Catalog</text:span></text:p>
            <text:p text:style-name="P1"><text:span text:style-name="T4">Information</text:span></text:p>
          </draw:text-box>
        </draw:frame>
        <draw:line draw:style-name="gr9" draw:text-style-name="P4" draw:layer="layout" svg:x1="11.43cm" svg:y1="13.335cm" svg:x2="16.51cm" svg:y2="15.24cm">
          <text:p text:style-name="P1"/>
        </draw:line>
        <draw:custom-shape draw:style-name="gr2" draw:text-style-name="P4" draw:layer="layout" svg:width="6.985cm" svg:height="3.175cm" svg:x="17.145cm" svg:y="10.16cm"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5.459cm" svg:height="2.021cm" svg:x="17.78cm" svg:y="10.679cm">
          <draw:text-box>
            <text:p text:style-name="P1"><text:span text:style-name="T4">Accreditation</text:span></text:p>
            <text:p text:style-name="P1"><text:span text:style-name="T4">Information</text:span></text:p>
          </draw:text-box>
        </draw:frame>
        <draw:line draw:style-name="gr9" draw:text-style-name="P4" draw:layer="layout" svg:x1="11.43cm" svg:y1="11.43cm" svg:x2="17.145cm" svg:y2="11.43cm">
          <text:p text:style-name="P1"/>
        </draw:lin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Styling</text:p>
          </draw:text-box>
        </draw:frame>
        <draw:custom-shape draw:style-name="gr7" draw:text-style-name="P4" draw:layer="layout" svg:width="5.08cm" svg:height="8.255cm" svg:x="1.27cm" svg:y="6.3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08cm" svg:height="8.255cm" svg:x="1.905cm" svg:y="6.985cm">
          <text:p text:style-name="P1"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.08cm" svg:height="8.255cm" svg:x="2.54cm" svg:y="7.62cm"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2.746cm" svg:height="1.136cm" svg:x="3.81cm" svg:y="8.389cm">
          <draw:text-box>
            <text:p text:style-name="P1"><text:span text:style-name="T4">&lt;xml&gt;</text:span></text:p>
          </draw:text-box>
        </draw:frame>
        <draw:custom-shape draw:style-name="gr7" draw:text-style-name="P4" draw:layer="layout" svg:width="5.08cm" svg:height="8.255cm" svg:x="20.32cm" svg:y="6.3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08cm" svg:height="8.255cm" svg:x="20.955cm" svg:y="6.985cm">
          <text:p text:style-name="P1"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.08cm" svg:height="8.255cm" svg:x="21.59cm" svg:y="7.62cm"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3.046cm" svg:height="1.136cm" svg:x="22.354cm" svg:y="8.389cm">
          <draw:text-box>
            <text:p text:style-name="P1"><text:span text:style-name="T4">&lt;html&gt;</text:span></text:p>
          </draw:text-box>
        </draw:frame>
        <draw:custom-shape draw:style-name="gr2" draw:text-style-name="P4" draw:layer="layout" svg:width="4.445cm" svg:height="3.175cm" svg:x="12.065cm" svg:y="12.065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445cm" svg:height="6.35cm" svg:x="12.065cm" svg:y="4.445cm">
          <text:p text:style-name="P1"/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13.97cm" svg:y1="10.795cm" svg:x2="13.97cm" svg:y2="12.065cm">
          <text:p text:style-name="P1"/>
        </draw:line>
        <draw:line draw:style-name="gr9" draw:text-style-name="P4" draw:layer="layout" svg:x1="7.62cm" svg:y1="11.43cm" svg:x2="12.065cm" svg:y2="13.335cm">
          <text:p text:style-name="P1"/>
        </draw:line>
        <draw:line draw:style-name="gr9" draw:text-style-name="P4" draw:layer="layout" svg:x1="16.51cm" svg:y1="13.335cm" svg:x2="20.32cm" svg:y2="11.43cm">
          <text:p text:style-name="P1"/>
        </draw:line>
        <draw:frame draw:style-name="gr3" draw:text-style-name="P6" draw:layer="layout" svg:width="3.089cm" svg:height="2.021cm" svg:x="12.7cm" svg:y="12.584cm">
          <draw:text-box>
            <text:p text:style-name="P1"><text:span text:style-name="T4">XSLT</text:span></text:p>
            <text:p text:style-name="P1"><text:span text:style-name="T4">Engine</text:span></text:p>
          </draw:text-box>
        </draw:frame>
        <draw:frame draw:style-name="gr3" draw:text-style-name="P6" draw:layer="layout" svg:width="2.614cm" svg:height="2.021cm" svg:x="12.7cm" svg:y="5.08cm">
          <draw:text-box>
            <text:p text:style-name="P1"><text:span text:style-name="T4">Style</text:span></text:p>
            <text:p text:style-name="P1"><text:span text:style-name="T4">Sheet</text:span></text:p>
          </draw:text-box>
        </draw:frame>
        <draw:frame draw:style-name="gr3" draw:layer="layout" svg:width="4.718cm" svg:height="0.963cm" svg:x="12.065cm" svg:y="15.547cm">
          <draw:text-box>
            <text:p text:style-name="P1">(Web Browser)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Version Control</text:p>
          </draw:text-box>
        </draw:frame>
        <draw:custom-shape draw:style-name="gr11" draw:text-style-name="P4" draw:layer="layout" svg:width="5.08cm" svg:height="8.255cm" svg:x="17.145cm" svg:y="6.35cm">
          <text:p text:style-name="P1"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5.08cm" svg:height="8.255cm" svg:x="17.78cm" svg:y="6.985cm">
          <text:p text:style-name="P1"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.08cm" svg:height="8.255cm" svg:x="18.415cm" svg:y="7.62cm"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2.746cm" svg:height="1.136cm" svg:x="19.685cm" svg:y="8.389cm">
          <draw:text-box>
            <text:p text:style-name="P1"><text:span text:style-name="T4">&lt;xml&gt;</text:span></text:p>
          </draw:text-box>
        </draw:frame>
        <draw:custom-shape draw:style-name="gr2" draw:text-style-name="P4" draw:layer="layout" svg:width="11.43cm" svg:height="13.335cm" svg:x="14.605cm" svg:y="4.44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4" draw:layer="layout" svg:x1="17.78cm" svg:y1="12.7cm" svg:x2="8.89cm" svg:y2="12.7cm">
          <text:p text:style-name="P1"/>
        </draw:line>
        <draw:frame draw:style-name="gr3" draw:layer="layout" svg:width="3.038cm" svg:height="0.963cm" svg:x="19.538cm" svg:y="10.062cm">
          <draw:text-box>
            <text:p text:style-name="P1">(Current)</text:p>
          </draw:text-box>
        </draw:frame>
        <draw:frame draw:style-name="gr3" draw:text-style-name="P6" draw:layer="layout" svg:width="4.545cm" svg:height="1.136cm" svg:x="18.315cm" svg:y="18.415cm">
          <draw:text-box>
            <text:p text:style-name="P1"><text:span text:style-name="T4">Repository</text:span></text:p>
          </draw:text-box>
        </draw:frame>
        <draw:frame draw:style-name="gr3" draw:layer="layout" svg:width="1.768cm" svg:height="0.963cm" svg:x="22.362cm" svg:y="5.387cm">
          <draw:text-box>
            <text:p text:style-name="P1">(old)</text:p>
          </draw:text-box>
        </draw:frame>
        <draw:frame draw:style-name="gr3" draw:text-style-name="P6" draw:layer="layout" svg:width="4.854cm" svg:height="2.021cm" svg:x="9.751cm" svg:y="13.219cm">
          <draw:text-box>
            <text:p text:style-name="P1"><text:span text:style-name="T4">Extract</text:span></text:p>
            <text:p text:style-name="P1"><text:span text:style-name="T4">Old Version</text:span></text:p>
          </draw:text-box>
        </draw:frame>
        <draw:custom-shape draw:style-name="gr5" draw:text-style-name="P4" draw:layer="layout" svg:width="2.117cm" svg:height="1.996cm" svg:x="4.974cm" svg:y="8.89cm">
          <text:p text:style-name="P1"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6" draw:text-style-name="P4" draw:layer="layout" svg:x1="6.032cm" svg:y1="10.886cm" svg:x2="6.032cm" svg:y2="13.879cm">
          <text:p text:style-name="P1"/>
        </draw:line>
        <draw:line draw:style-name="gr6" draw:text-style-name="P4" draw:layer="layout" svg:x1="6.032cm" svg:y1="13.879cm" svg:x2="4.974cm" svg:y2="15.875cm">
          <text:p text:style-name="P1"/>
        </draw:line>
        <draw:line draw:style-name="gr6" draw:text-style-name="P4" draw:layer="layout" svg:x1="6.032cm" svg:y1="13.879cm" svg:x2="7.091cm" svg:y2="15.875cm">
          <text:p text:style-name="P1"/>
        </draw:line>
        <draw:line draw:style-name="gr6" draw:text-style-name="P4" draw:layer="layout" svg:x1="6.032cm" svg:y1="10.886cm" svg:x2="4.445cm" svg:y2="11.884cm">
          <text:p text:style-name="P1"/>
        </draw:line>
        <draw:line draw:style-name="gr6" draw:text-style-name="P4" draw:layer="layout" svg:x1="6.032cm" svg:y1="10.886cm" svg:x2="7.62cm" svg:y2="11.884cm">
          <text:p text:style-name="P1"/>
        </draw:lin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369cm" svg:height="1.396cm" svg:x="12.22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creation-date>2006-03-10T13:42:20</meta:creation-date>
    <dc:creator>Peter Chapin</dc:creator>
    <dc:date>2006-03-14T09:20:08</dc:date>
    <dc:language>en-US</dc:language>
    <meta:editing-cycles>13</meta:editing-cycles>
    <meta:editing-duration>PT3H13M24S</meta:editing-duration>
    <meta:user-defined meta:name="Info 1"/>
    <meta:user-defined meta:name="Info 2"/>
    <meta:user-defined meta:name="Info 3"/>
    <meta:user-defined meta:name="Info 4"/>
    <meta:document-statistic meta:object-count="99"/>
  </office:meta>
</office:document-meta>
</file>